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6666" draw:fill-color="#ffffff" draw:textarea-horizontal-align="justify" draw:textarea-vertical-align="top" draw:auto-grow-height="false" fo:min-height="3.225cm" fo:min-width="5.608cm" fo:wrap-option="wrap"/>
    </style:style>
    <style:style style:name="gr2" style:family="graphic" style:parent-style-name="standard">
      <style:graphic-properties svg:stroke-color="#666666" draw:fill-color="#ffffff" draw:textarea-horizontal-align="justify" draw:textarea-vertical-align="middle" draw:auto-grow-height="false" fo:min-height="1.293cm" fo:min-width="11.279cm" fo:wrap-option="wrap"/>
    </style:style>
    <style:style style:name="gr3" style:family="graphic" style:parent-style-name="standard">
      <style:graphic-properties svg:stroke-color="#666666" draw:fill-color="#ffffff" draw:textarea-horizontal-align="justify" draw:textarea-vertical-align="middle" draw:auto-grow-height="false" fo:min-height="1.552cm" fo:min-width="22.222cm" fo:wrap-option="wrap"/>
    </style:style>
    <style:style style:name="gr4" style:family="graphic" style:parent-style-name="standard">
      <style:graphic-properties svg:stroke-color="#666666" draw:fill-color="#ffffff" draw:textarea-horizontal-align="justify" draw:textarea-vertical-align="middle" draw:auto-grow-height="false" fo:min-height="1.402cm" fo:min-width="11.328cm" fo:wrap-option="wrap"/>
    </style:style>
    <style:style style:name="gr5" style:family="graphic" style:parent-style-name="standard">
      <style:graphic-properties svg:stroke-color="#666666" draw:fill-color="#ffffff" draw:textarea-horizontal-align="justify" draw:textarea-vertical-align="middle" draw:auto-grow-height="false" fo:min-height="1.551cm" fo:min-width="11.328cm" fo:wrap-option="wrap"/>
    </style:style>
    <style:style style:name="gr6" style:family="graphic" style:parent-style-name="standard">
      <style:graphic-properties svg:stroke-color="#666666" draw:fill-color="#ffffff" draw:textarea-horizontal-align="justify" draw:textarea-vertical-align="top" draw:auto-grow-height="false" fo:min-height="3.201cm" fo:min-width="5.597cm" fo:wrap-option="wrap"/>
    </style:style>
    <style:style style:name="gr7" style:family="graphic" style:parent-style-name="standard">
      <style:graphic-properties svg:stroke-color="#666666" draw:fill-color="#ffffff" draw:textarea-horizontal-align="justify" draw:textarea-vertical-align="middle" draw:auto-grow-height="false" fo:min-height="3.218cm" fo:min-width="4.431cm" fo:wrap-option="wrap"/>
    </style:style>
    <style:style style:name="gr8" style:family="graphic" style:parent-style-name="standard">
      <style:graphic-properties svg:stroke-color="#666666" draw:fill-color="#ffffff" draw:textarea-horizontal-align="justify" draw:textarea-vertical-align="middle" draw:auto-grow-height="false" fo:min-height="1.549cm" fo:min-width="11.328cm" fo:wrap-option="wrap"/>
    </style:style>
    <style:style style:name="gr9" style:family="graphic" style:parent-style-name="standard">
      <style:graphic-properties svg:stroke-color="#666666" draw:fill-color="#ffffff" draw:textarea-horizontal-align="justify" draw:textarea-vertical-align="middle" draw:auto-grow-height="false" fo:min-height="1.55cm" fo:min-width="11.328cm" fo:wrap-option="wrap"/>
    </style:style>
    <style:style style:name="gr10" style:family="graphic" style:parent-style-name="standard">
      <style:graphic-properties svg:stroke-color="#666666" draw:fill-color="#ffffff" draw:textarea-horizontal-align="justify" draw:textarea-vertical-align="middle" draw:auto-grow-height="false" fo:min-height="5.875cm" fo:min-width="14.451cm" fo:wrap-option="wrap"/>
    </style:style>
    <style:style style:name="gr11" style:family="graphic" style:parent-style-name="standard">
      <style:graphic-properties svg:stroke-color="#666666" draw:fill-color="#ffffff" draw:textarea-horizontal-align="justify" draw:textarea-vertical-align="middle" draw:auto-grow-height="false" fo:min-height="0.88cm" fo:min-width="0.978cm" fo:wrap-option="wrap"/>
    </style:style>
    <style:style style:name="gr12" style:family="graphic" style:parent-style-name="standard">
      <style:graphic-properties svg:stroke-color="#666666" draw:fill-color="#ffffff" draw:textarea-horizontal-align="justify" draw:textarea-vertical-align="middle" draw:auto-grow-height="false" fo:min-height="0.878cm" fo:min-width="0.978cm" fo:wrap-option="wrap"/>
    </style:style>
    <style:style style:name="gr13" style:family="graphic" style:parent-style-name="standard">
      <style:graphic-properties svg:stroke-color="#666666" draw:fill-color="#ffffff" draw:textarea-horizontal-align="justify" draw:textarea-vertical-align="middle" draw:auto-grow-height="false" fo:min-height="0.878cm" fo:min-width="0.977cm" fo:wrap-option="wrap"/>
    </style:style>
    <style:style style:name="gr14" style:family="graphic" style:parent-style-name="standard">
      <style:graphic-properties svg:stroke-color="#666666" draw:fill-color="#ffffff" draw:textarea-horizontal-align="justify" draw:textarea-vertical-align="middle" draw:auto-grow-height="false" fo:min-height="3.693cm" fo:min-width="14.593cm" fo:wrap-option="wrap"/>
    </style:style>
    <style:style style:name="gr15" style:family="graphic" style:parent-style-name="standard">
      <style:graphic-properties svg:stroke-color="#666666" draw:fill-color="#ffffff" draw:textarea-horizontal-align="justify" draw:textarea-vertical-align="middle" draw:auto-grow-height="false" fo:min-height="3.219cm" fo:min-width="3.862cm" fo:wrap-option="wrap"/>
    </style:style>
    <style:style style:name="gr16" style:family="graphic" style:parent-style-name="standard">
      <style:graphic-properties svg:stroke-color="#666666" draw:fill-color="#ffffff" draw:textarea-horizontal-align="justify" draw:textarea-vertical-align="middle" draw:auto-grow-height="false" fo:min-height="5.499cm" fo:min-width="3.863cm" fo:wrap-option="wrap"/>
    </style:style>
    <style:style style:name="gr17" style:family="graphic" style:parent-style-name="standard">
      <style:graphic-properties svg:stroke-color="#666666" draw:fill-color="#ffffff" draw:textarea-horizontal-align="justify" draw:textarea-vertical-align="middle" draw:auto-grow-height="false" fo:min-height="3.651cm" fo:min-width="3.796cm" fo:wrap-option="wrap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108cm" svg:height="3.475cm" svg:x="0.309cm" svg:y="13.498cm">
          <text:p text:style-name="P1">Drivers y motores de movimiento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11.779cm" svg:height="1.543cm" svg:x="0.31cm" svg:y="4.862cm">
          <text:p text:style-name="P1">Archivo GCod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22.722cm" svg:height="1.802cm" svg:x="0.309cm" svg:y="11.294cm">
          <text:p text:style-name="P1">Controlador de movimiento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11.828cm" svg:height="1.652cm" svg:x="0.309cm" svg:y="9.215cm">
          <text:p text:style-name="P1">Interprete GCod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11.828cm" svg:height="1.801cm" svg:x="0.309cm" svg:y="6.902cm">
          <text:p text:style-name="P1">Almacenamiento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2" draw:layer="layout" svg:width="6.097cm" svg:height="3.451cm" svg:x="6.78cm" svg:y="13.522cm">
          <text:p text:style-name="P1">Sensores fin de carrera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2" draw:layer="layout" svg:width="4.931cm" svg:height="3.468cm" svg:x="13.314cm" svg:y="13.522cm">
          <text:p text:style-name="P1">Driver y motor de fresado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" draw:text-style-name="P2" draw:layer="layout" svg:width="11.828cm" svg:height="1.799cm" svg:x="0.309cm" svg:y="2.475cm">
          <text:p text:style-name="P1">Generador de GCode CAM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" draw:text-style-name="P2" draw:layer="layout" svg:width="11.828cm" svg:height="1.8cm" svg:x="0.309cm" svg:y="0.23cm">
          <text:p text:style-name="P1">Editor de modelos 3D CAD 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" draw:text-style-name="P2" draw:layer="layout" svg:width="14.951cm" svg:height="6.125cm" svg:x="12.527cm" svg:y="0.255cm">
          <text:p text:style-name="P1">Interfaz de de control usuario 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g>
          <draw:custom-shape draw:style-name="gr11" draw:text-style-name="P3" draw:layer="layout" svg:width="1.478cm" svg:height="1.13cm" svg:x="0.799cm" svg:y="15.503cm">
            <text:p text:style-name="P1"><text:span text:style-name="T1">X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1" draw:text-style-name="P3" draw:layer="layout" svg:width="1.478cm" svg:height="1.13cm" svg:x="2.691cm" svg:y="15.503cm">
            <text:p text:style-name="P1"><text:span text:style-name="T1">Y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1" draw:text-style-name="P3" draw:layer="layout" svg:width="1.478cm" svg:height="1.13cm" svg:x="4.583cm" svg:y="15.503cm">
            <text:p text:style-name="P1"><text:span text:style-name="T1">Z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draw:g>
          <draw:custom-shape draw:style-name="gr12" draw:text-style-name="P3" draw:layer="layout" svg:width="1.478cm" svg:height="1.128cm" svg:x="7.244cm" svg:y="15.473cm">
            <text:p text:style-name="P1"><text:span text:style-name="T1">X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2" draw:text-style-name="P3" draw:layer="layout" svg:width="1.478cm" svg:height="1.128cm" svg:x="9.136cm" svg:y="15.473cm">
            <text:p text:style-name="P1"><text:span text:style-name="T1">Y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3" draw:text-style-name="P3" draw:layer="layout" svg:width="1.477cm" svg:height="1.128cm" svg:x="11.03cm" svg:y="15.473cm">
            <text:p text:style-name="P1"><text:span text:style-name="T1">Z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draw:custom-shape draw:style-name="gr14" draw:text-style-name="P2" draw:layer="layout" svg:width="15.093cm" svg:height="3.943cm" svg:x="12.502cm" svg:y="6.902cm">
          <text:p text:style-name="P1">Interface de programacion API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2" draw:layer="layout" svg:width="4.362cm" svg:height="3.469cm" svg:x="18.596cm" svg:y="13.523cm">
          <text:p text:style-name="P1">Botonera para control y operacion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6" draw:text-style-name="P2" draw:layer="layout" svg:width="4.363cm" svg:height="5.749cm" svg:x="23.298cm" svg:y="11.244cm">
          <text:p text:style-name="P1">Camara para lectura de marca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  <draw:page draw:name="page2" draw:style-name="dp1" draw:master-page-name="Default">
        <draw:custom-shape draw:style-name="gr17" draw:text-style-name="P2" xml:id="id3" draw:id="id3" draw:layer="layout" svg:width="4.296cm" svg:height="3.901cm" svg:x="12.311cm" svg:y="0.462cm">
          <text:p text:style-name="P1">Unidad de mecanizado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7" draw:text-style-name="P2" xml:id="id2" draw:id="id2" draw:layer="layout" svg:width="4.296cm" svg:height="3.901cm" svg:x="6.312cm" svg:y="0.462cm">
          <text:p text:style-name="P1">Controlador de movimiento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7" draw:text-style-name="P2" xml:id="id1" draw:id="id1" draw:layer="layout" svg:width="4.296cm" svg:height="3.901cm" svg:x="0.313cm" svg:y="0.462cm">
          <text:p text:style-name="P1">Programa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8" draw:text-style-name="P4" draw:layer="layout" svg:x1="4.609cm" svg:y1="2.413cm" svg:x2="6.312cm" svg:y2="2.413cm" draw:start-shape="id1" draw:start-glue-point="7" draw:end-shape="id2" draw:end-glue-point="5" svg:d="M4609 2413h1703" svg:viewBox="0 0 1704 1">
          <text:p/>
        </draw:connector>
        <draw:connector draw:style-name="gr19" draw:text-style-name="P4" draw:layer="layout" draw:type="lines" svg:x1="10.608cm" svg:y1="2.413cm" svg:x2="12.311cm" svg:y2="2.413cm" draw:start-shape="id2" draw:start-glue-point="7" draw:end-shape="id3" draw:end-glue-point="5" svg:d="M10608 2413h502 700 501" svg:viewBox="0 0 1704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7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13T01:08:44.924508122</meta:creation-date>
    <dc:date>2020-11-23T22:17:33.586968107</dc:date>
    <meta:editing-duration>PT2H16M17S</meta:editing-duration>
    <meta:editing-cycles>5</meta:editing-cycles>
    <meta:generator>LibreOffice/6.1.5.2$Linux_X86_64 LibreOffice_project/10$Build-2</meta:generator>
    <meta:document-statistic meta:object-count="26"/>
  </office:meta>
</office:document-meta>
</file>